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10000020CE91F27D804A9CF38.png" manifest:media-type="image/png"/>
  <manifest:file-entry manifest:full-path="Pictures/10000201000002210000020C7E05A921ED667FB2.png" manifest:media-type="image/png"/>
  <manifest:file-entry manifest:full-path="Pictures/100002010000022100000210B68F2381936464D8.png" manifest:media-type="image/png"/>
  <manifest:file-entry manifest:full-path="Pictures/10000201000002210000020C28E1E55A63049A6D.png" manifest:media-type="image/png"/>
  <manifest:file-entry manifest:full-path="Pictures/100002010000010500000101E66411F2B7E83F1E.png" manifest:media-type="image/png"/>
  <manifest:file-entry manifest:full-path="Pictures/10000201000002210000020C6235F064F7E01DC0.png" manifest:media-type="image/png"/>
  <manifest:file-entry manifest:full-path="Pictures/10000201000002210000020CBCEE0C0EEDEB5812.png" manifest:media-type="image/png"/>
  <manifest:file-entry manifest:full-path="Pictures/10000201000002210000020C0C6C86EF3B282911.png" manifest:media-type="image/png"/>
  <manifest:file-entry manifest:full-path="Pictures/10000000000000E0000000E0498B9F3AC4C06FD3.png" manifest:media-type="image/png"/>
  <manifest:file-entry manifest:full-path="Pictures/10000201000002210000020C9142BAC96192B0F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183a" officeooo:paragraph-rsid="000f18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Image1" text:anchor-type="paragraph" svg:x="0.7646in" svg:y="0.0319in" svg:width="4.7252in" svg:height="4.5429in" draw:z-index="0"><draw:image xlink:href="Pictures/10000201000002210000020C7E05A921ED667FB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2" text:anchor-type="paragraph" svg:x="0.7571in" svg:y="0.6835in" svg:width="4.9043in" svg:height="4.7154in" draw:z-index="1"><draw:image xlink:href="Pictures/10000201000002210000020CBCEE0C0EEDEB581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paragraph" svg:width="4.9236in" svg:height="4.7335in" draw:z-index="2"><draw:image xlink:href="Pictures/10000201000002210000020C28E1E55A63049A6D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4" text:anchor-type="paragraph" svg:width="4.6398in" svg:height="4.4945in" draw:z-index="3"><draw:image xlink:href="Pictures/100002010000022100000210B68F2381936464D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5" text:anchor-type="paragraph" svg:width="4.5307in" svg:height="4.3555in" draw:z-index="4"><draw:image xlink:href="Pictures/10000201000002210000020C0C6C86EF3B282911.png" xlink:type="simple" xlink:show="embed" xlink:actuate="onLoad"/></draw:frame><draw:frame draw:style-name="fr1" draw:name="Image6" text:anchor-type="paragraph" svg:x="1.052in" svg:y="4.6201in" svg:width="4.5075in" svg:height="4.3335in" draw:z-index="5"><draw:image xlink:href="Pictures/10000201000002210000020C9142BAC96192B0F5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7" text:anchor-type="paragraph" svg:width="4.3291in" svg:height="4.1618in" draw:z-index="6"><draw:image xlink:href="Pictures/10000201000002210000020C6235F064F7E01DC0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8" text:anchor-type="paragraph" svg:x="1.3571in" svg:y="0.1098in" svg:width="4.0689in" svg:height="3.9118in" draw:z-index="7"><draw:image xlink:href="Pictures/10000201000002210000020CE91F27D804A9CF3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9" text:anchor-type="paragraph" svg:width="2.3335in" svg:height="2.3335in" draw:z-index="8"><draw:image xlink:href="Pictures/10000000000000E0000000E0498B9F3AC4C06FD3.png" xlink:type="simple" xlink:show="embed" xlink:actuate="onLoad"/></draw:frame><draw:frame draw:style-name="fr1" draw:name="Image10" text:anchor-type="paragraph" svg:x="1.4008in" svg:y="3.7272in" svg:width="3.6256in" svg:height="3.5701in" draw:z-index="9"><draw:image xlink:href="Pictures/100002010000010500000101E66411F2B7E83F1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3:03:09.574353688</meta:creation-date>
    <dc:date>2018-10-25T13:17:11.103232147</dc:date>
    <meta:editing-duration>PT14M</meta:editing-duration>
    <meta:editing-cycles>4</meta:editing-cycles>
    <meta:generator>LibreOffice/5.1.6.2$Linux_X86_64 LibreOffice_project/10m0$Build-2</meta:generator>
    <meta:document-statistic meta:table-count="0" meta:image-count="10" meta:object-count="0" meta:page-count="5" meta:paragraph-count="0" meta:word-count="0" meta:character-count="0" meta:non-whitespace-character-count="0"/>
  </office:meta>
</office:document-meta>
</file>